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8072" calcext:value-type="float">
            <text:p>73.7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4848" calcext:value-type="float">
            <text:p>67.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5168" calcext:value-type="float">
            <text:p>62.6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0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200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9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2312" calcext:value-type="float">
            <text:p>61.9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9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9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9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8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8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8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7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7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7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7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402</text:p>
          </table:table-cell>
          <table:table-cell office:value-type="string" calcext:value-type="string">
            <text:p>196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